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 fo:padding-left="0in" fo:padding-right="0in" fo:padding-top="0in" fo:padding-bottom="0.0138in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3" style:family="paragraph" style:parent-style-name="Header">
      <style:paragraph-properties fo:padding-left="0in" fo:padding-right="0in" fo:padding-top="0in" fo:padding-bottom="0.0138in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4" style:family="paragraph" style:parent-style-name="Standard">
      <style:paragraph-properties fo:margin-top="0in" fo:margin-bottom="0.0835in" style:contextual-spacing="false" fo:text-align="justify" style:justify-single-word="false"/>
      <style:text-properties style:font-name="Arial" fo:font-size="11pt" officeooo:paragraph-rsid="0010a3c2" style:font-size-asian="11pt" style:font-name-complex="Arial"/>
    </style:style>
    <style:style style:name="P5" style:family="paragraph" style:parent-style-name="Standard">
      <style:text-properties style:font-name="Arial" fo:font-size="11pt" officeooo:paragraph-rsid="0010a3c2" style:font-size-asian="11pt" style:font-name-complex="Arial"/>
    </style:style>
    <style:style style:name="P6" style:family="paragraph" style:parent-style-name="Standard">
      <style:paragraph-properties fo:margin-top="0in" fo:margin-bottom="0.0835in" style:contextual-spacing="false" fo:text-align="justify" style:justify-single-word="false"/>
      <style:text-properties style:font-name="Arial" fo:font-size="11pt" fo:language="ca" fo:country="ES" officeooo:paragraph-rsid="0010a3c2" style:font-size-asian="11pt" style:font-name-complex="Arial"/>
    </style:style>
    <style:style style:name="P7" style:family="paragraph" style:parent-style-name="Standard">
      <style:text-properties style:font-name="Arial" fo:font-size="11pt" fo:language="ca" fo:country="ES" style:font-size-asian="11pt" style:font-name-complex="Arial"/>
    </style:style>
    <style:style style:name="P8" style:family="paragraph" style:parent-style-name="Footer">
      <style:text-properties style:rfc-language-tag="es-ES-u-co-trad" fo:language="es" fo:country="ES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Standard">
      <style:text-properties officeooo:paragraph-rsid="0010a3c2"/>
    </style:style>
    <style:style style:name="P11" style:family="paragraph" style:parent-style-name="Standard">
      <loext:graphic-properties draw:fill="none"/>
      <style:paragraph-properties fo:margin-left="0.1965in" fo:margin-right="0in" fo:orphans="2" fo:widows="2" fo:text-indent="0in" style:auto-text-indent="false" fo:background-color="transparent" style:writing-mode="lr-tb"/>
      <style:text-properties officeooo:paragraph-rsid="0010a3c2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orphans="2" fo:widows="2" fo:text-indent="0in" style:auto-text-indent="false" style:page-number="auto" fo:background-color="transparent" style:writing-mode="lr-tb"/>
      <style:text-properties officeooo:paragraph-rsid="0010a3c2"/>
    </style:style>
    <style:style style:name="P13" style:family="paragraph" style:parent-style-name="Heading_20_7">
      <style:paragraph-properties fo:padding-left="0in" fo:padding-right="0in" fo:padding-top="0in" fo:padding-bottom="0.0138in" fo:border-left="none" fo:border-right="none" fo:border-top="none" fo:border-bottom="0.51pt solid #000000" style:shadow="none"/>
      <style:text-properties officeooo:paragraph-rsid="0010a3c2"/>
    </style:style>
    <style:style style:name="P14" style:family="paragraph" style:parent-style-name="Heading_20_7">
      <style:paragraph-properties fo:break-before="page" fo:padding-left="0in" fo:padding-right="0in" fo:padding-top="0in" fo:padding-bottom="0.0138in" fo:border-left="none" fo:border-right="none" fo:border-top="none" fo:border-bottom="0.51pt solid #000000" style:shadow="none"/>
      <style:text-properties officeooo:paragraph-rsid="0010a3c2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list-style-name="L1">
      <style:paragraph-properties fo:margin-top="0in" fo:margin-bottom="0.0835in" style:contextual-spacing="false" fo:text-align="justify" style:justify-single-word="false"/>
      <style:text-properties fo:language="ca" fo:country="ES" officeooo:paragraph-rsid="0010a3c2"/>
    </style:style>
    <style:style style:name="P17" style:family="paragraph" style:parent-style-name="Standard" style:list-style-name="L1">
      <style:paragraph-properties fo:margin-top="0in" fo:margin-bottom="0.0835in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18" style:family="paragraph" style:parent-style-name="Standard" style:list-style-name="L4">
      <style:text-properties officeooo:paragraph-rsid="0010a3c2"/>
    </style:style>
    <style:style style:name="P19" style:family="paragraph" style:parent-style-name="Text_20_body" style:list-style-name="L1">
      <style:text-properties officeooo:paragraph-rsid="0010a3c2"/>
    </style:style>
    <style:style style:name="P20" style:family="paragraph" style:parent-style-name="Text_20_body" style:list-style-name="L1">
      <style:text-properties fo:language="ca" fo:country="ES" officeooo:paragraph-rsid="0010a3c2"/>
    </style:style>
    <style:style style:name="P21" style:family="paragraph" style:parent-style-name="Text_20_body" style:list-style-name="L2">
      <style:paragraph-properties fo:margin-top="0.1929in" fo:margin-bottom="0.1929in" style:contextual-spacing="true"/>
      <style:text-properties fo:language="ca" fo:country="ES" officeooo:paragraph-rsid="0010a3c2"/>
    </style:style>
    <style:style style:name="P22" style:family="paragraph" style:parent-style-name="Text_20_body" style:list-style-name="L3">
      <style:paragraph-properties fo:margin-top="0.1929in" fo:margin-bottom="0.1929in" style:contextual-spacing="true"/>
      <style:text-properties fo:language="ca" fo:country="ES" officeooo:paragraph-rsid="0010a3c2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0a3c2" style:font-size-asian="11pt" style:font-name-complex="Arial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fo:font-size="11pt" fo:font-weight="bold" officeooo:rsid="0018b5a9" style:font-size-asian="11pt" style:font-weight-asian="bold" style:font-weight-complex="bold"/>
    </style:style>
    <style:style style:name="T9" style:family="text">
      <style:text-properties fo:language="ca" fo:country="ES"/>
    </style:style>
    <style:style style:name="T10" style:family="text">
      <style:text-properties fo:language="ca" fo:country="ES" officeooo:rsid="0010a3c2"/>
    </style:style>
    <style:style style:name="T11" style:family="text">
      <style:text-properties style:use-window-font-color="true" loext:opacity="0%" style:font-name="Arial" fo:font-size="11pt" fo:language="ca" fo:country="ES" fo:font-weight="bold" officeooo:rsid="000e1316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2" style:family="text">
      <style:text-properties style:use-window-font-color="true" loext:opacity="0%" style:font-name="Arial" fo:font-size="11pt" fo:language="ca" fo:country="ES" fo:font-weight="bold" officeooo:rsid="000e52c1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3" style:family="text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4" style:family="text">
      <style:text-properties officeooo:rsid="0010a3c2"/>
    </style:style>
    <style:style style:name="T15" style:family="text">
      <style:text-properties fo:color="#000000" loext:opacity="100%" style:font-name="Arial" fo:font-size="11pt" fo:language="ca" fo:country="ES" officeooo:rsid="0010a3c2" style:font-name-asian="Times New Roman" style:font-size-asian="11pt" style:font-name-complex="Arial" style:font-size-complex="8pt" style:language-complex="ar" style:country-complex="S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h text:style-name="P13" text:outline-level="7"><text:span text:style-name="T7">EXERCICIS D</text:span><text:span text:style-name="T8">'</text:span><text:span text:style-name="T12">ESTRUCTURES SEQÜENCIALS</text:span><text:span text:style-name="T13"> I CONDICIONALS</text:span></text:h>
      <text:p text:style-name="P5"/>
      <text:list xml:id="list1706937726" text:style-name="L1">
        <text:list-item>
          <text:p text:style-name="P20">Dibuixa un ordinograma que doni el <text:s/>“bon dia”. </text:p>
        </text:list-item>
        <text:list-item>
          <text:p text:style-name="P20">Dibuixeu un ordinograma que calculi i mostri l'àrea d'un quadrat de costat igual a 5. </text:p>
        </text:list-item>
        <text:list-item>
          <text:p text:style-name="P20">Dibuixa un ordinograma que calcula l'àrea d'un quadrat el costat del qual s'introdueix per teclat. </text:p>
        </text:list-item>
        <text:list-item>
          <text:p text:style-name="P20">Dibuixa un ordinograma que llegeixi dos números, calculi i mostri el valor de la suma, la resta, el producte i la divisió. </text:p>
        </text:list-item>
        <text:list-item>
          <text:p text:style-name="P20">Dibuixeu un ordinograma que pren com a dada d'entrada un número que correspon a la longitud d'un radi i ens escriu la longitud de la circumferència, l'àrea del cercle i el volum de l'esfera que corresponen amb aquest radi. </text:p>
        </text:list-item>
        <text:list-item>
          <text:p text:style-name="P20">Dibuixa un ordinograma que, atès el preu d'un article i el preu de venda real, ens mostri el percentatge de descompte realitzat. </text:p>
        </text:list-item>
        <text:list-item>
          <text:p text:style-name="P20">Dibuixa un ordinograma que llegeixi un valor corresponent a una distància en milles marines i escriviu la distància en metres. Sabent que una milla marina equival a 1.852 metres. </text:p>
        </text:list-item>
        <text:list-item>
          <text:p text:style-name="P19"><text:span text:style-name="T9">Dibuixa un ordinograma d'un programa que demana l'edat per teclat i ens mostra el missatge “Ets </text:span><text:span text:style-name="T15">major d'edat</text:span><text:span text:style-name="T9">” si ho som</text:span><text:span text:style-name="T10"> i "Ets menor" si no ho som.</text:span></text:p>
        </text:list-item>
        <text:list-item>
          <text:p text:style-name="P20">Dibuixa un ordinograma d'un programa que demana l'edat per teclat i ens mostra el missatge “ets més gran” o el missatge d'“edat més petita”. </text:p>
        </text:list-item>
        <text:list-item>
          <text:p text:style-name="P20">Dibuixa un ordinograma que llegeix dos números, calcula i mostra el valor de la suma, la resta, el producte i la divisió. (Tingues en compte la divisió per zero). </text:p>
        </text:list-item>
        <text:list-item>
          <text:p text:style-name="P20">Dibuixa l'ordinograma d'un programa que llegeix 2 números i mostra el més gran. </text:p>
        </text:list-item>
        <text:list-item>
          <text:p text:style-name="P20">Dibuixa l'ordinograma d'un programa que llegeix un número i em diu si és positiu o negatiu, considerarem el zero com a positiu. </text:p>
        </text:list-item>
        <text:list-item>
          <text:p text:style-name="P20">Dibuixa un ordinograma d'un programa que llegeix dos números i els visualitza en ordre ascendent. </text:p>
        </text:list-item>
        <text:list-item>
          <text:p text:style-name="P20">Dibuixa un ordinograma que llegeix dos números i ens diu quin és el més gran o si són iguals. </text:p>
        </text:list-item>
        <text:list-item>
          <text:p text:style-name="P20">Dibuixa un ordinograma que llegeixi tres números diferents i ens digui quin és el més gran. </text:p>
        </text:list-item>
        <text:list-item>
          <text:p text:style-name="P20">Dibuixa un ordinograma que llegeixi una qualificació numèrica entre 0 i 10 i la transforma en qualificació alfabètica, escrivint-ne el resultat. </text:p>
        </text:list-item>
      </text:list>
      <text:list text:style-name="L2">
        <text:list-item>
          <text:p text:style-name="P21">de 0 a &lt;3 Molt Deficient. </text:p>
        </text:list-item>
        <text:list-item>
          <text:p text:style-name="P21">de 3 a &lt;5 Insuficient. </text:p>
        </text:list-item>
        <text:list-item>
          <text:p text:style-name="P21"><text:soft-page-break/>de 5 a &lt;6 Bé. </text:p>
        </text:list-item>
        <text:list-item>
          <text:p text:style-name="P21">de 6 a &lt;9 Notable </text:p>
        </text:list-item>
        <text:list-item>
          <text:p text:style-name="P21">de 9 a 10 Excel·lent </text:p>
        </text:list-item>
      </text:list>
      <text:list xml:id="list214320093845424" text:continue-list="list1706937726" text:style-name="L1">
        <text:list-item>
          <text:p text:style-name="P20">Dibuixa un ordinograma que rep com a dades d<text:span text:style-name="T14">'</text:span>entrada una hora expressada en hores, minuts i segons que ens calcula i escriu l<text:span text:style-name="T14">'</text:span>hora, minuts i segons que seran, transcorregut un segon. </text:p>
        </text:list-item>
        <text:list-item>
          <text:p text:style-name="P20">Dibuixa un ordinograma que calcula el salari net setmanal d'un treballador en funció del nombre d'hores treballades i la taxa d'impostos d'acord amb les hipòtesis següents: </text:p>
        </text:list-item>
      </text:list>
      <text:list text:style-name="L3">
        <text:list-item>
          <text:p text:style-name="P22">Les primeres 35 hores es paguen a tarifa normal. </text:p>
        </text:list-item>
        <text:list-item>
          <text:p text:style-name="P22">Les hores que passin de 35 es paguen a 1,5 vegades la tarifa normal. </text:p>
        </text:list-item>
        <text:list-item>
          <text:p text:style-name="P22">Les taxes d'impostos són: </text:p>
        </text:list-item>
        <text:list-item>
          <text:p text:style-name="P22">Els 500 primers euros són lliures d'impostos.</text:p>
        </text:list-item>
        <text:list-item>
          <text:p text:style-name="P22">Els 400 següents tenen un 25% d'impostos. </text:p>
        </text:list-item>
        <text:list-item>
          <text:p text:style-name="P22">La resta un 45% d'impostos. Escriure nom, salari brut, taxes i salari net.</text:p>
        </text:list-item>
      </text:list>
      <text:list xml:id="list214321241382977" text:continue-list="list214320093845424" text:style-name="L1">
        <text:list-item>
          <text:p text:style-name="P16"><text:span text:style-name="T5">Desenvolupeu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</text:span><text:span text:style-name="T6">.</text:span></text:p>
        </text:list-item>
      </text:list>
      <text:p text:style-name="P4"/>
      <text:p text:style-name="P6"/>
      <text:p text:style-name="P10"/>
      <text:h text:style-name="P14" text:outline-level="7"><text:span text:style-name="T7">EXERCICIS D</text:span><text:span text:style-name="T11">E DIAGRAMES DE FLUX</text:span><text:span text:style-name="T12">: ESTRUCTURES </text:span><text:span text:style-name="T13">ITERATIVES</text:span></text:h>
      <text:list xml:id="list1973436228" text:style-name="L4">
        <text:list-header>
          <text:p text:style-name="P18"/>
        </text:list-header>
        <text:list-item>
          <text:p text:style-name="P18">Dibuixa un ordinograma d'un programa que mostri per pantalla els 20 primers números naturals (1, 2, 3,…., 20). <text:s text:c="2"/></text:p>
        </text:list-item>
        <text:list-item>
          <text:p text:style-name="P18">Dibuixa un ordinograma d'un programa que mostri els números parells compresos entre l'1 i el 200. Per fer-ho utilitza un comptador i suma de 2 en 2.</text:p>
        </text:list-item>
        <text:list-item>
          <text:p text:style-name="P18">Dibuixa un ordinograma d'un programa que mostri els números parells compresos entre l'1 i el 200. Aquest cop utilitza un comptador sumant d'1 en 1.</text:p>
        </text:list-item>
        <text:list-item>
          <text:p text:style-name="P18"><text:s/>Dibuixa un ordinograma d'un programa que mostri els números des de l'1 fins a un número N que s'introduirà per teclat.</text:p>
        </text:list-item>
        <text:list-item>
          <text:p text:style-name="P18">Dibuixa un ordinograma d'un programa que llegeixi un nombre positiu N i calculeu i visualitzeu el vostre factorial N! Sent el factorial:</text:p>
        </text:list-item>
      </text:list>
      <text:p text:style-name="P12"><text:s text:c="11"/>0! = 1</text:p>
      <text:p text:style-name="P11"><text:s text:c="11"/>1! = 1</text:p>
      <text:p text:style-name="P11"><text:s text:c="11"/>2! = 2*1</text:p>
      <text:p text:style-name="P11"><text:s text:c="11"/>3! = 3 * 2* 1</text:p>
      <text:p text:style-name="P11"><text:s text:c="11"/>N! = N * (N-1) * (N-2) * … * 1</text:p>
      <text:list xml:id="list214321346895894" text:continue-numbering="true" text:style-name="L4">
        <text:list-item>
          <text:p text:style-name="P18">Dibuixa un ordinograma d'un programa que llegeixi 100 números no nuls i després mostri un missatge de si heu llegit algun número negatiu o no.</text:p>
        </text:list-item>
        <text:list-item>
          <text:p text:style-name="P18"><text:s/>Dibuixa un ordinograma d'un programa que llegeixi 100 números no nuls i després mostri un missatge indicant quants són positius i quants negatius.</text:p>
        </text:list-item>
        <text:list-item>
          <text:p text:style-name="P18"><text:s/>Dibuixa un ordinograma d'un programa que llegeixi una seqüència de nombres no nuls fins que s'introdueixi un 0, i després mostri si heu llegit algun nombre negatiu, quants positius i quants negatius.</text:p>
        </text:list-item>
        <text:list-item>
          <text:p text:style-name="P18"><text:s/>Dibuixa un ordinograma d'un programa que calcula i escriu la suma i el producte dels primers 10 nombres naturals.</text:p>
        </text:list-item>
        <text:list-item>
          <text:p text:style-name="P18">Dibuixa un ordinograma d'un programa que llegeix una seqüència de notes (amb valors de 0 a 10) que acaba amb el valor -1 i ens diu si hi va haver o no alguna nota amb valor 10. <text:s text:c="3"/></text:p>
        </text:list-item>
        <text:list-item>
          <text:p text:style-name="P18">Dibuixa un ordinograma d'un programa que suma independentment els parells i els imparells dels números compresos entre 100 i 200, i després mostra per pantalla les dues sumes.</text:p>
        </text:list-item>
        <text:list-item>
          <text:p text:style-name="P18">Dibuixa un ordinograma d'un programa que calculi el valor A elevat a B (A^B) sense fer ús de l'operador de potència (^), i A i B són valors introduïts per teclat, i després mostri el resultat per pantalla. <text:s text:c="3"/></text:p>
        </text:list-item>
        <text:list-item>
          <text:p text:style-name="P18"><text:s/>Dibuixa un ordinograma d'un programa on l'usuari pensa un número de l'1 al 100 i l'ordinador intenta endevinar-lo. És a dir, l'ordinador anirà proposant números una vegada i una altra fins a endevinar-lo (l'usuari haurà d'indicar-li a l'ordinador si és més gran, menor o igual al número que ha pensat). <text:s text:c="2"/></text:p>
        </text:list-item>
        <text:list-item>
          <text:p text:style-name="P18">Dibuixa un ordinograma d'un programa que donada una quantitat d'euros que l'usuari introdueix per teclat (múltiple de 5 €) mostrarà els bitllets de cada tipus que seran necessaris per assolir aquesta quantitat (utilitzant bitllets de 500, 200, 100, 50) , 20, 10 i 5). Cal indicar el mínim de bitllets possible. Per exemple, si l'usuari introdueix 145 el programa indicarà que caldrà 1 bitllet de 100 €, 2 bitllets de 20 € i 1 bitllet de 5 € (no serà vàlid per exemple 29 bitllets de 5, que encara que sumi 145 € no és el mínim nombre de bitllets possible).</text:p>
        </text:list-item>
      </text:list>
      <text:p text:style-name="P10"/>
      <text:p text:style-name="P10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45in" fo:margin-bottom="0.1945in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1945in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945in" fo:margin-bottom="0.1945in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1945in" fo:margin-bottom="0.1945in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1945in" fo:margin-bottom="0in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1945in" fo:margin-bottom="0in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0.6693in" fo:margin-right="0in" fo:margin-top="0in" fo:margin-bottom="0.0835in" style:contextual-spacing="false" fo:text-align="justify" style:justify-single-word="false" fo:text-indent="0in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in" fo:margin-bottom="0.1665in" style:contextual-spacing="false" fo:break-before="page" fo:padding-left="0.0555in" fo:padding-right="0.0555in" fo:padding-top="0.0138in" fo:padding-bottom="0.0138in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in" fo:margin-bottom="0.0835in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>
          <style:tab-stop style:position="1.1252in"/>
          <style:tab-stop style:position="1.233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248in" fo:margin-right="0in" fo:text-align="justify" style:justify-single-word="false" fo:text-indent="0in" style:auto-text-indent="false" fo:padding-left="0.0555in" fo:padding-right="0.0555in" fo:padding-top="0.0138in" fo:padding-bottom="0.0138in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" style:family="paragraph" style:default-outline-level="">
      <style:paragraph-properties fo:margin-top="0.0362in" fo:margin-bottom="0in" style:contextual-spacing="false" fo:line-height="100%" fo:text-align="justify" style:justify-single-word="false" fo:orphans="0" fo:widows="0" style:writing-mode="lr-tb">
        <style:tab-stops>
          <style:tab-stop style:position="0.3264in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2in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756in" fo:margin-left="0.2756in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299in" fo:text-indent="-0.3799in" fo:margin-left="0.6299in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661in" fo:margin-left="0.8661in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0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0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0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0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0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0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0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1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1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1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1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1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1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1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4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4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4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4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4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4862in" fo:text-indent="-0.2362in" fo:margin-left="0.4862in"/>
        </style:list-level-properties>
      </text:list-level-style-number>
      <text:list-level-style-number text:level="2" text:style-name="WW8Num15z0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8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8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9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9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9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9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9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9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9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4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4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4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4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WW8Num2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0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0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3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3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3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3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3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6.0028in" fo:margin-left="-0.0486in" table:align="left" style:writing-mode="lr-tb"/>
    </style:style>
    <style:style style:name="Tabla9.A" style:family="table-column">
      <style:table-column-properties style:column-width="4.9236in"/>
    </style:style>
    <style:style style:name="Tabla9.B" style:family="table-column">
      <style:table-column-properties style:column-width="1.0792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in" fo:padding-right="0in" fo:padding-top="0in" fo:padding-bottom="0.0138in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in" fo:padding-right="0in" fo:padding-top="0in" fo:padding-bottom="0.0138in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8.2681in" fo:page-height="11.6929in" style:num-format="1" style:print-orientation="portrait" fo:margin-top="0.5in" fo:margin-bottom="0.5189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689in" fo:margin-left="0in" fo:margin-right="0in" fo:margin-top="0.4291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3</text:page-number></text:span><text:span text:style-name="MT4">/</text:span><text:span text:style-name="MT4"><text:page-count>3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ció</dc:title>
    <dc:subject/>
    <meta:keyword/>
    <dc:description/>
    <meta:initial-creator>user</meta:initial-creator>
    <meta:creation-date>2007-09-20T23:52:00</meta:creation-date>
    <dc:date>2022-09-25T21:43:19.793110008</dc:date>
    <meta:print-date>2007-03-19T14:04:00</meta:print-date>
    <meta:editing-cycles>44</meta:editing-cycles>
    <meta:editing-duration>PT4H38M17S</meta:editing-duration>
    <meta:generator>LibreOffice/7.4.1.2$Linux_X86_64 LibreOffice_project/40$Build-2</meta:generator>
    <meta:document-statistic meta:table-count="1" meta:image-count="0" meta:object-count="0" meta:page-count="3" meta:paragraph-count="53" meta:word-count="1097" meta:character-count="6184" meta:non-whitespace-character-count="5082"/>
  </office:meta>
</office:document-meta>
</file>